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left" draw:textarea-vertical-align="top" draw:auto-grow-height="false" fo:wrap-option="wrap"/>
    </style:style>
    <style:style style:name="P1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4.318cm" svg:x="3.413cm" svg:y="2.778cm">
          <text:p text:style-name="P1"><text:span text:style-name="T1">AODVRouteRequest</text:span></text:p>
          <text:p text:style-name="P1"/>
          <text:p text:style-name="P1">- RREQ_ID</text:p>
          <text:p text:style-name="P1">- initialSrcAddr</text:p>
          <text:p text:style-name="P1">- initialSrcSeqNo</text:p>
          <text:p text:style-name="P1">- finalDestAddr</text:p>
          <text:p text:style-name="P1">- finalDestSeqNo</text:p>
          <text:p text:style-name="P1">- hopCoun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4.318cm" svg:x="8.874cm" svg:y="2.778cm">
          <text:p text:style-name="P1"><text:span text:style-name="T1">AODVRouteResponse</text:span></text:p>
          <text:p text:style-name="P1"/>
          <text:p text:style-name="P1">- routeDestAddr</text:p>
          <text:p text:style-name="P1">- routeSrcAddr</text:p>
          <text:p text:style-name="P1">- routeDestSeqNo</text:p>
          <text:p text:style-name="P1">- hopCoun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4.318cm" svg:x="14.208cm" svg:y="2.778cm">
          <text:p text:style-name="P1"><text:span text:style-name="T1">AODVRouteError</text:span></text:p>
          <text:p text:style-name="P1"><text:span text:style-name="T1"/></text:p>
          <text:p text:style-name="P1">- unreachDestAddr</text:p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0-29T06:56:44</meta:creation-date>
    <dc:date>2012-10-29T08:30:03</dc:date>
    <dc:creator>mnobrega </dc:creator>
    <meta:editing-duration>PT11M54S</meta:editing-duration>
    <meta:editing-cycles>2</meta:editing-cycles>
    <meta:generator>LibreOffice/3.5$Linux_X86_64 LibreOffice_project/350m1$Build-2</meta:generator>
    <meta:document-statistic meta:object-count="3"/>
  </office:meta>
</office:document-meta>
</file>